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24-12-17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23-12-04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21-12-21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20-12-15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19-12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18-12-11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18-01-12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16-12-14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14-12-18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14-01-22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1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11-12-06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08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0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05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0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0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0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200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199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199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199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602</text:p>
          </table:table-cell>
          <table:table-cell office:value-type="string" calcext:value-type="string">
            <text:p>1997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